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640000004B02C5236E4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3.859cm"/>
    </style:style>
    <style:style style:name="pr3" style:family="presentation" style:parent-style-name="標準-notes">
      <style:graphic-properties draw:fill-color="#ffffff" fo:min-height="12.572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notes">
      <style:graphic-properties draw:fill-color="#ffffff" draw:auto-grow-height="true" fo:min-height="12.572cm"/>
    </style:style>
    <style:style style:name="co1" style:family="table-column">
      <style:table-column-properties style:column-width="3.599cm" style:use-optimal-column-width="false"/>
    </style:style>
    <style:style style:name="co2" style:family="table-column">
      <style:table-column-properties style:column-width="3.605cm" style:use-optimal-column-width="false"/>
    </style:style>
    <style:style style:name="ro1" style:family="table-row">
      <style:table-row-properties style:row-height="1.885cm"/>
    </style:style>
    <style:style style:name="ro2" style:family="table-row">
      <style:table-row-properties style:row-height="1.891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P1" style:family="paragraph">
      <style:paragraph-properties fo:text-align="start"/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84d1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4班 命令セット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基本的に</text:span><text:span text:style-name="T1">MIPS</text:span></text:p>
            <text:p text:style-name="P1"><text:span text:style-name="T1"><text:s/></text:span><text:span text:style-name="T1">- </text:span><text:span text:style-name="T1">命令長は</text:span><text:span text:style-name="T1">32bit</text:span></text:p>
            <text:p text:style-name="P1"><text:span text:style-name="T1"/></text:p>
            <text:p text:style-name="P1"><text:span text:style-name="T1">あると便利そうな命令を積極的に取り入れた</text:span></text:p>
            <text:p text:style-name="P1"><text:span text:style-name="T1"><text:s/></text:span><text:span text:style-name="T1">- </text:span><text:span text:style-name="T1">絶対値、符号反転</text:span></text:p>
            <text:p text:style-name="P1"><text:span text:style-name="T1"><text:s/></text:span><text:span text:style-name="T1">- </text:span><text:span text:style-name="T1">レジスタ値の和をアドレスとするロード</text:span><text:span text:style-name="T1">/</text:span><text:span text:style-name="T1">ストア命令</text:span></text:p>
            <text:p text:style-name="P1"><text:span text:style-name="T1"><text:s/></text:span><text:span text:style-name="T1">- </text:span><text:span text:style-name="T1">移動命令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命令形式</text:p>
          </draw:text-box>
        </draw:frame>
        <draw:frame draw:style-name="standard" draw:layer="layout" svg:width="25.198cm" svg:height="15.085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形式</text:p>
              </table:table-cell>
              <table:table-cell>
                <text:p text:style-name="P2">31-26</text:p>
              </table:table-cell>
              <table:table-cell>
                <text:p text:style-name="P2">25-21</text:p>
              </table:table-cell>
              <table:table-cell>
                <text:p text:style-name="P2">20-16</text:p>
              </table:table-cell>
              <table:table-cell>
                <text:p text:style-name="P2">15-11</text:p>
              </table:table-cell>
              <table:table-cell>
                <text:p text:style-name="P2">10-6</text:p>
              </table:table-cell>
              <table:table-cell>
                <text:p text:style-name="P2">5-0</text:p>
              </table:table-cell>
            </table:table-row>
            <table:table-row table:style-name="ro1" table:default-cell-style-name="ce1">
              <table:table-cell>
                <text:p text:style-name="P2">R</text:p>
              </table:table-cell>
              <table:table-cell>
                <text:p text:style-name="P2">opcode</text:p>
              </table:table-cell>
              <table:table-cell>
                <text:p text:style-name="P2">rs</text:p>
              </table:table-cell>
              <table:table-cell>
                <text:p text:style-name="P2">rt</text:p>
              </table:table-cell>
              <table:table-cell>
                <text:p text:style-name="P2">rd</text:p>
              </table:table-cell>
              <table:table-cell>
                <text:p text:style-name="P2">amt</text:p>
              </table:table-cell>
              <table:table-cell>
                <text:p text:style-name="P2">func</text:p>
              </table:table-cell>
            </table:table-row>
            <table:table-row table:style-name="ro1" table:default-cell-style-name="ce1">
              <table:table-cell>
                <text:p text:style-name="P2">FR</text:p>
              </table:table-cell>
              <table:table-cell>
                <text:p text:style-name="P2">opcode</text:p>
              </table:table-cell>
              <table:table-cell>
                <text:p text:style-name="P2">fs</text:p>
              </table:table-cell>
              <table:table-cell>
                <text:p text:style-name="P2">ft</text:p>
              </table:table-cell>
              <table:table-cell>
                <text:p text:style-name="P2">fd</text:p>
              </table:table-cell>
              <table:table-cell>
                <text:p text:style-name="P2">amt</text:p>
              </table:table-cell>
              <table:table-cell>
                <text:p text:style-name="P2">func</text:p>
              </table:table-cell>
            </table:table-row>
            <table:table-row table:style-name="ro1" table:default-cell-style-name="ce1">
              <table:table-cell>
                <text:p text:style-name="P2">MR</text:p>
              </table:table-cell>
              <table:table-cell>
                <text:p text:style-name="P2">opcode</text:p>
              </table:table-cell>
              <table:table-cell>
                <text:p text:style-name="P2">rs</text:p>
              </table:table-cell>
              <table:table-cell>
                <text:p text:style-name="P2">rt</text:p>
              </table:table-cell>
              <table:table-cell>
                <text:p text:style-name="P2">fd</text:p>
              </table:table-cell>
              <table:table-cell>
                <text:p text:style-name="P2">amt</text:p>
              </table:table-cell>
              <table:table-cell>
                <text:p text:style-name="P2">func</text:p>
              </table:table-cell>
            </table:table-row>
            <table:table-row table:style-name="ro1" table:default-cell-style-name="ce1">
              <table:table-cell>
                <text:p text:style-name="P2">I</text:p>
              </table:table-cell>
              <table:table-cell>
                <text:p text:style-name="P2">opcode</text:p>
              </table:table-cell>
              <table:table-cell>
                <text:p text:style-name="P2">rs</text:p>
              </table:table-cell>
              <table:table-cell>
                <text:p text:style-name="P2">rt</text:p>
              </table:table-cell>
              <table:table-cell table:number-columns-spanned="3">
                <text:p text:style-name="P2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2">FI</text:p>
              </table:table-cell>
              <table:table-cell>
                <text:p text:style-name="P2">opcode</text:p>
              </table:table-cell>
              <table:table-cell>
                <text:p text:style-name="P2">fs</text:p>
              </table:table-cell>
              <table:table-cell>
                <text:p text:style-name="P2">ft</text:p>
              </table:table-cell>
              <table:table-cell table:number-columns-spanned="3">
                <text:p text:style-name="P2">imm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2">MI</text:p>
              </table:table-cell>
              <table:table-cell>
                <text:p text:style-name="P2">opcode</text:p>
              </table:table-cell>
              <table:table-cell>
                <text:p text:style-name="P2">rs</text:p>
              </table:table-cell>
              <table:table-cell>
                <text:p text:style-name="P2">ft</text:p>
              </table:table-cell>
              <table:table-cell table:number-columns-spanned="3">
                <text:p text:style-name="P2">imm</text:p>
              </table:table-cell>
              <table:covered-table-cell/>
              <table:covered-table-cell/>
            </table:table-row>
            <table:table-row table:style-name="ro2" table:default-cell-style-name="ce1">
              <table:table-cell>
                <text:p text:style-name="P2">J</text:p>
              </table:table-cell>
              <table:table-cell>
                <text:p text:style-name="P2">opcode</text:p>
              </table:table-cell>
              <table:table-cell table:number-columns-spanned="5">
                <text:p text:style-name="P2">addr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算術演算命令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四則演算</text:span></text:p>
            <text:p text:style-name="P1"><text:span text:style-name="T1"><text:s/></text:span><text:span text:style-name="T1">- </text:span><text:span text:style-name="T2">add, sub</text:span><text:span text:style-name="T1"> : R[rd] = R[rs] op R[rt]</text:span></text:p>
            <text:p text:style-name="P1"><text:span text:style-name="T1"><text:s/></text:span><text:span text:style-name="T1">- </text:span><text:span text:style-name="T2">mul, div</text:span><text:span text:style-name="T1"> : </text:span><text:span text:style-name="T1">レジスタ</text:span><text:span text:style-name="T1">Hi,Lo</text:span><text:span text:style-name="T1">に結果を書き込み</text:span></text:p>
            <text:p text:style-name="P1"><text:span text:style-name="T1"><text:s/></text:span><text:span text:style-name="T1">- </text:span><text:span text:style-name="T2">addi, subi</text:span><text:span text:style-name="T1"> : R[rt] = R[rs] op imm</text:span></text:p>
            <text:p text:style-name="P1"><text:span text:style-name="T1"><text:s/></text:span><text:span text:style-name="T1">- </text:span><text:span text:style-name="T2">addf, subf, mulf, divf</text:span><text:span text:style-name="T1"> : float</text:span></text:p>
            <text:p text:style-name="P1"><text:span text:style-name="T1"/></text:p>
            <text:p text:style-name="P1"><text:span text:style-name="T1">その他の演算</text:span></text:p>
            <text:p text:style-name="P1"><text:span text:style-name="T1"><text:s/></text:span><text:span text:style-name="T1">- </text:span><text:span text:style-name="T2">abs, absf</text:span><text:span text:style-name="T1"> : </text:span><text:span text:style-name="T1">絶対値</text:span></text:p>
            <text:p text:style-name="P1"><text:span text:style-name="T1"><text:s/></text:span><text:span text:style-name="T1">- </text:span><text:span text:style-name="T2">neg, negf</text:span><text:span text:style-name="T1"> : </text:span><text:span text:style-name="T1">符号反転</text:span></text:p>
            <text:p text:style-name="P1"><text:span text:style-name="T1"><text:s/></text:span><text:span text:style-name="T1">- </text:span><text:span text:style-name="T2">sqrt</text:span><text:span text:style-name="T1"> : </text:span><text:span text:style-name="T1">平方根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論理演算命令・シフト命令</text:p>
          </draw:text-box>
        </draw:frame>
        <draw:frame presentation:style-name="pr2" draw:text-style-name="P3" draw:layer="layout" svg:width="25.199cm" svg:height="13.859cm" svg:x="1.4cm" svg:y="4.914cm" presentation:class="subtitle" presentation:user-transformed="true">
          <draw:text-box>
            <text:p text:style-name="P1"><text:span text:style-name="T1">論理演算命令</text:span></text:p>
            <text:p text:style-name="P1"><text:span text:style-name="T1"><text:s/></text:span><text:span text:style-name="T1">- </text:span><text:span text:style-name="T2">and, or, nor</text:span><text:span text:style-name="T1"> : R[rd] = R[rs] op R[rt]</text:span></text:p>
            <text:p text:style-name="P1"><text:span text:style-name="T1"><text:s/></text:span><text:span text:style-name="T1">- </text:span><text:span text:style-name="T2">andi, ori</text:span><text:span text:style-name="T1"> : R[rt] = R[rs] op imm</text:span></text:p>
            <text:p text:style-name="P1"><text:span text:style-name="T1"/></text:p>
            <text:p text:style-name="P1"><text:span text:style-name="T1">シフト命令</text:span></text:p>
            <text:p text:style-name="P1"><text:span text:style-name="T1"><text:s/></text:span><text:span text:style-name="T1">- </text:span><text:span text:style-name="T2">sll, srl</text:span><text:span text:style-name="T1"> : </text:span><text:span text:style-name="T1">論理左</text:span><text:span text:style-name="T1">/</text:span><text:span text:style-name="T1">右シフト</text:span></text:p>
            <text:p text:style-name="P1"><text:span text:style-name="T1"><text:s/></text:span><text:span text:style-name="T1">- </text:span><text:span text:style-name="T2">sra</text:span><text:span text:style-name="T1"> : </text:span><text:span text:style-name="T1">算術右シフ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ロード/ストア命令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メモリアクセスはワード</text:span><text:span text:style-name="T1">(32bit)</text:span><text:span text:style-name="T1">ごと</text:span></text:p>
            <text:p text:style-name="P1"><text:span text:style-name="T1"/></text:p>
            <text:p text:style-name="P1"><text:span text:style-name="T1">ロード命令</text:span></text:p>
            <text:p text:style-name="P1"><text:span text:style-name="T1"><text:s/></text:span><text:span text:style-name="T1">- </text:span><text:span text:style-name="T2">lw, lwf</text:span><text:span text:style-name="T1"> : 2</text:span><text:span text:style-name="T1">つのレジスタ値の和をアドレスとする</text:span></text:p>
            <text:p text:style-name="P1"><text:span text:style-name="T1"><text:s/></text:span><text:span text:style-name="T1">- </text:span><text:span text:style-name="T2">lwi, lwif</text:span><text:span text:style-name="T1"> : </text:span><text:span text:style-name="T1">レジスタ値と即値の和をアドレスとする</text:span></text:p>
            <text:p text:style-name="P1"><text:span text:style-name="T1"/></text:p>
            <text:p text:style-name="P1"><text:span text:style-name="T1">ストア命令</text:span></text:p>
            <text:p text:style-name="P1"><text:span text:style-name="T1"><text:s/></text:span><text:span text:style-name="T1">- </text:span><text:span text:style-name="T2">sw, swf</text:span></text:p>
            <text:p text:style-name="P1"><text:span text:style-name="T1"><text:s/></text:span><text:span text:style-name="T1">- </text:span><text:span text:style-name="T2">swi, swi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比較命令・分岐命令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比較命令</text:span></text:p>
            <text:p text:style-name="P1"><text:span text:style-name="T1"><text:s/></text:span><text:span text:style-name="T1">- </text:span><text:span text:style-name="T2">cmp, cmpf</text:span><text:span text:style-name="T1"> : R[rd] = if (R[rs] &lt;= R[rt]) ? 1 : 0</text:span></text:p>
            <text:p text:style-name="P1"><text:span text:style-name="T1"/></text:p>
            <text:p text:style-name="P1"><text:span text:style-name="T1">無条件分岐命令</text:span></text:p>
            <text:p text:style-name="P1"><text:span text:style-name="T1"><text:s/></text:span><text:span text:style-name="T1">- </text:span><text:span text:style-name="T2">j</text:span><text:span text:style-name="T1"> : PC = PC</text:span><text:span text:style-name="T1">の上位</text:span><text:span text:style-name="T1">6bit</text:span><text:span text:style-name="T1">と</text:span><text:span text:style-name="T1">addr(26bit</text:span><text:span text:style-name="T1">即値</text:span><text:span text:style-name="T1">)</text:span><text:span text:style-name="T1">の連接</text:span></text:p>
            <text:p text:style-name="P1"><text:span text:style-name="T1"><text:s/></text:span><text:span text:style-name="T1">- </text:span><text:span text:style-name="T2">jl</text:span><text:span text:style-name="T1"> : </text:span><text:span text:style-name="T1">戻り番地をレジスタに保存</text:span></text:p>
            <text:p text:style-name="P1"><text:span text:style-name="T1"><text:s/></text:span><text:span text:style-name="T1">- </text:span><text:span text:style-name="T2">jr</text:span><text:span text:style-name="T1"> : PC = R[rs]</text:span></text:p>
            <text:p text:style-name="P1"><text:span text:style-name="T1"/></text:p>
            <text:p text:style-name="P1"><text:span text:style-name="T1">条件分岐命令</text:span></text:p>
            <text:p text:style-name="P1"><text:span text:style-name="T1"><text:s/></text:span><text:span text:style-name="T1">- </text:span><text:span text:style-name="T2">beq, beqf</text:span><text:span text:style-name="T1"> : if (R[rs] == R[rt]) PC = PC + imm</text:span></text:p>
            <text:p text:style-name="P1"><text:span text:style-name="T1"><text:s/></text:span><text:span text:style-name="T1">- </text:span><text:span text:style-name="T2">bne, bnef</text:span><text:span text:style-name="T1"> : if (R[rs] != R[rt]) PC = PC + im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移動命令・その他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移動命令</text:span></text:p>
            <text:p text:style-name="P1"><text:span text:style-name="T1"><text:s/></text:span><text:span text:style-name="T1">- </text:span><text:span text:style-name="T2">mv, mvf</text:span><text:span text:style-name="T1"> : R[rd] = R[rs]</text:span></text:p>
            <text:p text:style-name="P1"><text:span text:style-name="T1"><text:s/></text:span><text:span text:style-name="T1">- </text:span><text:span text:style-name="T2">mfhi, mflo</text:span><text:span text:style-name="T1"> : R[rd] = Hi,Lo</text:span></text:p>
            <text:p text:style-name="P1"><text:span text:style-name="T1"/></text:p>
            <text:p text:style-name="P1"><text:span text:style-name="T1">その他の命令</text:span></text:p>
            <text:p text:style-name="P1"><text:span text:style-name="T1"><text:s/></text:span><text:span text:style-name="T1">- </text:span><text:span text:style-name="T2">nop</text:span></text:p>
            <text:p text:style-name="P1"><text:span text:style-name="T1"><text:s/></text:span><text:span text:style-name="T1">- </text:span><text:span text:style-name="T2">dbg</text:span><text:span text:style-name="T1"> : </text:span><text:span text:style-name="T1">シミュレータ用デバッグ命令</text:span></text:p>
            <text:p text:style-name="P1"><text:span text:style-name="T1"><text:s/></text:span><text:span text:style-name="T1">- </text:span><text:span text:style-name="T2">halt</text:span><text:span text:style-name="T1"> : </text:span><text:span text:style-name="T1">停止</text:span></text:p>
            <text:p text:style-name="P1"><text:span text:style-name="T1"><text:s/></text:span><text:span text:style-name="T1">- </text:span><text:span text:style-name="T2">rst</text:span><text:span text:style-name="T1"> : </text:span><text:span text:style-name="T1">レジスタをリセット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TakaoPGothic" style:font-family-generic="roman" style:font-pitch="variable" fo:font-size="18pt" style:letter-kerning="true" style:font-family-asian="TakaoPGothic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ext:style-name="sun3"/>
      <table:last-row text:style-name="sun3"/>
      <table:first-column text:style-name="sun3"/>
      <table:last-column text:style-name="sun3"/>
      <table:odd-rows text:style-name="sun2"/>
      <table:odd-columns text:style-name="sun2"/>
      <table:body text:style-name="sun1"/>
    </table:table-templat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24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0-08T23:00:43</meta:creation-date>
    <meta:editing-duration>PT22M2S</meta:editing-duration>
    <meta:editing-cycles>2</meta:editing-cycles>
    <dc:date>2012-10-08T23:55:22</dc:date>
    <dc:creator>Koko MUROYA</dc:creator>
    <meta:document-statistic meta:object-count="49"/>
    <meta:generator>LibreOffice/3.3$Unix LibreOffice_project/330m19$Build-401</meta:generator>
  </office:meta>
</office:document-meta>
</file>